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OUtil.shutdownSocket( final Socket sock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OUtil.copy( final InputStream input , final Writer output , final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OUtil.toString( final InputStream input , final String encoding , final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OUtil.copy( final InputStream input , final Writer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Util.copy( final Reader input , final Writer output , final int buffer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OUtil.toString( final Reader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Util.copy( final byte [ ] input , final Outpu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Util.shutdownStream( final OutputStream out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OUtil.toByteArray( final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Util.toString( final InputStream input , final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OUtil.copy( final InputStream input , final Writer output , final String encoding , final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OUtil.toString( final byte [ ] input , final String encoding , final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OUtil.copy( final Reader input , final Outpu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Util.copy( final Reader input , final Writer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Util.toString( final byte [ ] input , final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OUtil.shutdownStream( final InputStream in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OUtil.toString( final byte [ ]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Util.toByteArray( final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Util.copy( final String input , final Outpu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Util.shutdownWriter( final Writer out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OUtil.copy( final String input , final OutputStream output , final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OUtil.toString( final byte [ ] input , final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Util.toByteArray( final InputStream input , final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OUtil.toString( final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Util.toString( final Reader input , final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OUtil.toByteArray( final Reader input , final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OUtil.copy( final Reader input , final OutputStream output , final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OUtil.copy( final String input , final Writer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Util.copy( final byte [ ] input , final Writer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Util.toByteArray( final String input , final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OUtil.copy( final InputStream input , final Writer output , final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OUtil.contentEquals( final InputStream input1 , final InputStream input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OUtil.shutdownReader( final Reader in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OUtil.toString( final InputStream input , final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Util.copy( final byte [ ] input , final Writer output , final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OUtil.copy( final byte [ ] input , final Writer output , final String encoding , final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OUtil.copy( final byte [ ] input , final OutputStream output , final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Util.copy( final InputStream input , final OutputStream output , final int buffer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OUtil.copy( final InputStream input , final Outpu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Util.copy( final byte [ ] input , final Writer output , final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OUtil.toByteArray( final Reader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Util.IO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